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0000" style:font-name="Arial" fo:font-size="12pt" fo:language="en" fo:country="GB" style:font-size-asian="12pt" style:font-name-complex="Arial" style:font-size-complex="12pt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style:text-autospace="none"/>
      <style:text-properties fo:color="#000000" style:font-name="Arial" fo:font-size="12pt" fo:language="en" fo:country="GB" fo:font-style="italic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4" style:family="paragraph" style:parent-style-name="Standard">
      <style:paragraph-properties style:text-autospace="none"/>
      <style:text-properties fo:color="#000000" style:font-name="Arial" fo:font-size="12pt" fo:language="en" fo:country="GB" fo:font-style="italic" style:font-size-asian="12pt" style:font-style-asian="italic" style:font-name-complex="Arial" style:font-size-complex="12pt" style:font-style-complex="italic"/>
    </style:style>
    <style:style style:name="P5" style:family="paragraph" style:parent-style-name="Standard">
      <style:paragraph-properties style:text-autospace="none"/>
      <style:text-properties fo:color="#000000" style:font-name="Arial" fo:font-size="12pt" style:font-size-asian="12pt" style:font-name-complex="Arial" style:font-size-complex="12pt"/>
    </style:style>
    <style:style style:name="P6" style:family="paragraph" style:parent-style-name="Standard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7" style:family="paragraph" style:parent-style-name="Standard">
      <style:paragraph-properties style:text-autospace="none"/>
      <style:text-properties fo:color="#000000" style:font-name="Arial" fo:font-size="12pt" fo:language="en" fo:country="GB" fo:background-color="#ffff00" style:font-size-asian="12pt" style:font-name-complex="Arial" style:font-size-complex="12pt"/>
    </style:style>
    <style:style style:name="P8" style:family="paragraph" style:parent-style-name="Standard">
      <style:paragraph-properties style:text-autospace="none">
        <style:tab-stops>
          <style:tab-stop style:position="0cm"/>
        </style:tab-stops>
      </style:paragraph-properties>
      <style:text-properties fo:color="#000000" style:font-name="Arial" fo:font-size="12pt" fo:language="en" fo:country="GB" style:font-size-asian="12pt" style:font-name-complex="Arial" style:font-size-complex="12pt"/>
    </style:style>
    <style:style style:name="P9" style:family="paragraph" style:parent-style-name="Standard">
      <style:paragraph-properties style:text-autospace="none">
        <style:tab-stops>
          <style:tab-stop style:position="0cm"/>
        </style:tab-stops>
      </style:paragraph-properties>
    </style:style>
    <style:style style:name="P10" style:family="paragraph" style:parent-style-name="Standard">
      <style:paragraph-properties style:text-autospace="none">
        <style:tab-stops>
          <style:tab-stop style:position="0cm"/>
        </style:tab-stops>
      </style:paragraph-properties>
      <style:text-properties fo:color="#000000" style:font-name="Arial" fo:font-size="12pt" fo:language="en" fo:country="GB" fo:font-style="italic" style:font-size-asian="12pt" style:font-style-asian="italic" style:font-name-complex="Arial" style:font-size-complex="12pt" style:font-style-complex="italic"/>
    </style:style>
    <style:style style:name="P11" style:family="paragraph" style:parent-style-name="Standard">
      <style:paragraph-properties>
        <style:tab-stops>
          <style:tab-stop style:position="3.493cm"/>
        </style:tab-stops>
      </style:paragraph-properties>
      <style:text-properties fo:color="#000000" style:font-name="Arial" fo:font-size="12pt" fo:language="en" fo:country="GB" style:font-size-asian="12pt" style:font-name-complex="Arial" style:font-size-complex="12pt"/>
    </style:style>
    <style:style style:name="P12" style:family="paragraph" style:parent-style-name="Standard">
      <style:paragraph-properties>
        <style:tab-stops>
          <style:tab-stop style:position="0cm"/>
        </style:tab-stops>
      </style:paragraph-properties>
      <style:text-properties fo:color="#000000" style:font-name="Arial" fo:font-size="12pt" fo:language="en" fo:country="GB" fo:font-style="italic" style:font-size-asian="12pt" style:font-style-asian="italic" style:font-name-complex="Arial" style:font-size-complex="12pt" style:font-style-complex="italic"/>
    </style:style>
    <style:style style:name="P13" style:family="paragraph" style:parent-style-name="Standard">
      <style:text-properties fo:color="#000000" style:font-name="Arial" fo:font-size="12pt" fo:language="en" fo:country="GB" style:font-size-asian="12pt" style:font-name-complex="Arial" style:font-size-complex="12pt"/>
    </style:style>
    <style:style style:name="P14" style:family="paragraph" style:parent-style-name="Standard">
      <style:text-properties fo:color="#000000" style:font-name="Arial" fo:font-size="12pt" fo:language="en" fo:country="GB" fo:font-style="italic" style:font-size-asian="12pt" style:font-style-asian="italic" style:font-name-complex="Arial" style:font-size-complex="12pt" style:font-style-complex="italic"/>
    </style:style>
    <style:style style:name="P15" style:family="paragraph" style:parent-style-name="Standard">
      <style:text-properties fo:color="#000000" style:font-name="Arial" fo:font-size="12pt" style:font-size-asian="12pt" style:font-name-complex="Arial" style:font-size-complex="12pt"/>
    </style:style>
    <style:style style:name="P16" style:family="paragraph" style:parent-style-name="Standard">
      <style:text-properties fo:color="#000000" style:font-name="Arial" fo:font-size="12pt" fo:font-style="italic" style:font-size-asian="12pt" style:font-style-asian="italic" style:font-name-complex="Arial" style:font-size-complex="12pt" style:font-style-complex="italic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 style:parent-style-name="Citation">
      <style:text-properties fo:color="#000000" style:font-name="Arial" fo:font-size="12pt" fo:language="en" fo:country="GB" fo:font-style="italic" style:font-name-asian="Nimbus Sans L1" style:font-size-asian="12pt" style:font-style-asian="italic" style:font-name-complex="Arial" style:font-size-complex="12pt" style:language-complex="none" style:country-complex="none" style:font-style-complex="italic"/>
    </style:style>
    <style:style style:name="T4" style:family="text" style:parent-style-name="Citation">
      <style:text-properties fo:color="#000000" style:text-position="sub 58%" style:font-name="Arial" fo:font-size="12pt" fo:language="en" fo:country="GB" fo:font-style="italic" style:font-name-asian="Nimbus Sans L1" style:font-size-asian="12pt" style:font-style-asian="italic" style:font-name-complex="Arial" style:font-size-complex="12pt" style:language-complex="none" style:country-complex="none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b 58%" fo:font-style="italic" style:font-style-asian="italic" style:font-style-complex="italic"/>
    </style:style>
    <style:style style:name="T8" style:family="text" style:parent-style-name="Citation">
      <style:text-properties style:use-window-font-color="true" style:font-name="Nimbus Roman No9 L1" fo:font-size="12pt" fo:language="en" fo:country="GB" fo:font-style="italic" style:font-name-asian="Nimbus Sans L1" style:font-size-asian="12pt" style:font-style-asian="italic" style:font-name-complex="Nimbus Sans L1" style:font-size-complex="12pt" style:language-complex="none" style:country-complex="none" style:font-style-complex="italic"/>
    </style:style>
    <style:style style:name="T9" style:family="text" style:parent-style-name="Citation">
      <style:text-properties fo:color="#000000" style:font-name="Arial" fo:font-size="12pt" fo:language="es" fo:country="ES" fo:font-style="italic" style:font-name-asian="Nimbus Sans L1" style:font-size-asian="12pt" style:font-style-asian="italic" style:font-name-complex="Arial" style:font-size-complex="12pt" style:language-complex="none" style:country-complex="none" style:font-style-complex="italic"/>
    </style:style>
    <style:style style:name="T10" style:family="text" style:parent-style-name="Citation">
      <style:text-properties fo:color="#000000" style:text-position="sub 58%" style:font-name="Arial" fo:font-size="12pt" fo:language="es" fo:country="ES" fo:font-style="italic" style:font-name-asian="Nimbus Sans L1" style:font-size-asian="12pt" style:font-style-asian="italic" style:font-name-complex="Arial" style:font-size-complex="12pt" style:language-complex="none" style:country-complex="none" style:font-style-complex="italic"/>
    </style:style>
    <style:style style:name="T11" style:family="text" style:parent-style-name="Citation">
      <style:text-properties fo:color="#000000" style:text-position="0% 100%" style:font-name="Arial" fo:font-size="12pt" fo:language="es" fo:country="ES" fo:font-style="italic" style:font-name-asian="Nimbus Sans L1" style:font-size-asian="12pt" style:font-style-asian="italic" style:font-name-complex="Arial" style:font-size-complex="12pt" style:language-complex="none" style:country-complex="none" style:font-style-complex="italic"/>
    </style:style>
    <style:style style:name="T12" style:family="text">
      <style:text-properties fo:color="#000000" style:font-name="Arial" fo:font-size="12pt" fo:language="en" fo:country="GB" style:font-size-asian="12pt" style:font-name-complex="Arial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ributos:</text:p>
      <text:p text:style-name="P1"/>
      <text:p text:style-name="P1"><text:tab/>Prog</text:p>
      <text:p text:style-name="P1"><text:tab/>sintetizados: cod</text:p>
      <text:p text:style-name="P1"/>
      <text:p text:style-name="P1"><text:tab/>I, Is, ExpOr, ExpAnd, ExpRel, ExpAd, ExpMul</text:p>
      <text:p text:style-name="P1"><text:tab/>heredados: cod<text:span text:style-name="T1">h</text:span></text:p>
      <text:p text:style-name="P1"><text:tab/>sintetizados: cod</text:p>
      <text:p text:style-name="P1"/>
      <text:p text:style-name="P1"><text:tab/>Iasig, Fact</text:p>
      <text:p text:style-name="P1"><text:tab/>heredados: cod<text:span text:style-name="T1">h</text:span><text:span text:style-name="T2">, ts</text:span><text:span text:style-name="T1">h</text:span></text:p>
      <text:p text:style-name="P1"><text:tab/>sintetizados: cod</text:p>
      <text:p text:style-name="P1"/>
      <text:p text:style-name="P1"><text:tab/>iden</text:p>
      <text:p text:style-name="P1"><text:tab/>sintetizados: tipo, lex</text:p>
      <text:p text:style-name="P1"/>
      <text:p text:style-name="P1"><text:tab/>entero</text:p>
      <text:p text:style-name="P1"><text:tab/>sintetizado: lex</text:p>
      <text:p text:style-name="P1"/>
      <text:p text:style-name="P1">Gramática:</text:p>
      <text:p text:style-name="P1"/>
      <text:p text:style-name="P1">Prog ::= Decs <text:s/>{ Is }</text:p>
      <text:p text:style-name="P2"><text:span text:style-name="T3"><text:tab/>{Prog.cod = Is.cod</text:span></text:p>
      <text:p text:style-name="P2"><text:span text:style-name="T3"><text:tab/>Is.cod</text:span><text:span text:style-name="T4">h</text:span><text:span text:style-name="T3"> = []}</text:span></text:p>
      <text:p text:style-name="P1">Is ::= I <text:s/></text:p>
      <text:p text:style-name="P1"><text:tab/><text:span text:style-name="T5">{Is.cod = I.cod</text:span></text:p>
      <text:p text:style-name="P3"><text:tab/>I.cod<text:span text:style-name="T1">h</text:span><text:span text:style-name="T2"> </text:span>= Is.cod<text:span text:style-name="T1">h</text:span>}</text:p>
      <text:p text:style-name="P1">Is::= <text:s/>I ; Is</text:p>
      <text:p text:style-name="P1"><text:tab/><text:span text:style-name="T6">{Is</text:span><text:span text:style-name="T7">0</text:span><text:span text:style-name="T6">.cod = Is</text:span><text:span text:style-name="T7">1</text:span><text:span text:style-name="T6">.cod</text:span></text:p>
      <text:p text:style-name="P4"><text:tab/>I.cod<text:span text:style-name="T1">h</text:span><text:span text:style-name="T2"> </text:span>= Is<text:span text:style-name="T1">0</text:span>.cod<text:span text:style-name="T1">h</text:span></text:p>
      <text:p text:style-name="P4"><text:tab/>I.cod = Is<text:span text:style-name="T1">1</text:span>.cod<text:span text:style-name="T1">h</text:span>}</text:p>
      <text:p text:style-name="P1">I ::= Iasig </text:p>
      <text:p text:style-name="P1"><text:tab/><text:span text:style-name="T6">{I.cod = Iasig.cod</text:span></text:p>
      <text:p text:style-name="P4"><text:tab/>Iasig.cod<text:span text:style-name="T1">h</text:span>=I.cod<text:span text:style-name="T1">h</text:span>}</text:p>
      <text:p text:style-name="P5">IAsig ::= iden = ExpOr</text:p>
      <text:p text:style-name="P2"><text:span text:style-name="T8"><text:tab/></text:span><text:span text:style-name="T3">{</text:span><text:span text:style-name="Citation"><text:span text:style-name="T9">IAsig.cod = genIns (ExpOr.cod, desapila-dir (dirID (IAsig.ts</text:span></text:span><text:span text:style-name="Citation"><text:span text:style-name="T10">h</text:span></text:span><text:span text:style-name="Citation"><text:span text:style-name="T11">, iden.lex</text:span></text:span><text:span text:style-name="Citation"><text:span text:style-name="T9">)))</text:span></text:span></text:p>
      <text:p text:style-name="P2"><text:span text:style-name="T3"><text:tab/></text:span><text:span text:style-name="Citation"><text:span text:style-name="T3">ExpOr.cod</text:span></text:span><text:span text:style-name="Citation"><text:span text:style-name="Citation"><text:span text:style-name="T4">h</text:span></text:span></text:span><text:span text:style-name="Citation"><text:span text:style-name="Citation"><text:span text:style-name="T3"> = IAsig.cod</text:span></text:span></text:span><text:span text:style-name="Citation"><text:span text:style-name="Citation"><text:span text:style-name="T4">h</text:span></text:span></text:span><text:span text:style-name="Citation"><text:span text:style-name="Citation"><text:span text:style-name="T3">}</text:span></text:span></text:span></text:p>
      <text:p text:style-name="P6">ExpOr ::= ExpOr OpOr ExpAnd </text:p>
      <text:p text:style-name="P2"><text:tab/><text:span text:style-name="T9">{</text:span><text:span text:style-name="Citation"><text:span text:style-name="T9">ExpOr</text:span></text:span><text:span text:style-name="Citation"><text:span text:style-name="T10">0</text:span></text:span><text:span text:style-name="Citation"><text:span text:style-name="T9">.cod = genOpOr(ExpAnd.cod, OpOr.op)</text:span></text:span></text:p>
      <text:p text:style-name="P2"><text:span text:style-name="T9"><text:tab/>ExpOr</text:span><text:span text:style-name="T10">1</text:span><text:span text:style-name="T9">.cod</text:span><text:span text:style-name="T10">h</text:span><text:span text:style-name="T9"> = ExpOr</text:span><text:span text:style-name="T10">0</text:span><text:span text:style-name="T9">.cod</text:span><text:span text:style-name="T10">h</text:span></text:p>
      <text:p text:style-name="P2"><text:span text:style-name="T9"><text:tab/>ExpAnd.cod</text:span><text:span text:style-name="T10">h</text:span><text:span text:style-name="T9"> = ExpOr</text:span><text:span text:style-name="T10">1</text:span><text:span text:style-name="T9">.cod}</text:span></text:p>
      <text:p text:style-name="P1">ExpOr::= ExpAnd</text:p>
      <text:p text:style-name="P2"><text:tab/><text:span text:style-name="T9">{</text:span><text:span text:style-name="Citation"><text:span text:style-name="T9">ExpAnd.cod</text:span></text:span><text:span text:style-name="Citation"><text:span text:style-name="T10">h</text:span></text:span><text:span text:style-name="Citation"><text:span text:style-name="T9"> = ExpOr.cod</text:span></text:span><text:span text:style-name="Citation"><text:span text:style-name="T10">h</text:span></text:span></text:p>
      <text:p text:style-name="P2"><text:span text:style-name="T9"><text:tab/>ExpOr.cod = ExpAnd.cod}</text:span></text:p>
      <text:p text:style-name="P1">ExpAnd::= ExpAnd OpAnd ExpRel </text:p>
      <text:p text:style-name="P2"><text:tab/><text:span text:style-name="T9">{</text:span><text:span text:style-name="Citation"><text:span text:style-name="T9">ExpAnd</text:span></text:span><text:span text:style-name="Citation"><text:span text:style-name="T10">0</text:span></text:span><text:span text:style-name="Citation"><text:span text:style-name="T9">.cod = genOpAnd(ExpRel.cod, OpAnd.op)</text:span></text:span></text:p>
      <text:p text:style-name="P2"><text:span text:style-name="T9"><text:tab/>ExpAnd</text:span><text:span text:style-name="T10">1</text:span><text:span text:style-name="T9">.cod</text:span><text:span text:style-name="T10">h</text:span><text:span text:style-name="T9"> = ExpAnd</text:span><text:span text:style-name="T10">0</text:span><text:span text:style-name="T9">.cod</text:span><text:span text:style-name="T10">h</text:span></text:p>
      <text:p text:style-name="P2"><text:span text:style-name="T9"><text:tab/>ExpRel.cod</text:span><text:span text:style-name="T10">h</text:span><text:span text:style-name="T9"> = ExpAnd</text:span><text:span text:style-name="T10">1</text:span><text:span text:style-name="T9">.cod}</text:span></text:p>
      <text:p text:style-name="P1">ExpAnd::= ExpRel</text:p>
      <text:p text:style-name="P2"><text:tab/><text:span text:style-name="T9">{</text:span><text:span text:style-name="Citation"><text:span text:style-name="T9">ExpRel.cod</text:span></text:span><text:span text:style-name="Citation"><text:span text:style-name="T10">h</text:span></text:span><text:span text:style-name="Citation"><text:span text:style-name="T9"> = ExpAnd.cod</text:span></text:span><text:span text:style-name="Citation"><text:span text:style-name="T10">h</text:span></text:span></text:p>
      <text:p text:style-name="P2"><text:span text:style-name="T9"><text:tab/>ExpAnd.cod = ExpRel.cod}</text:span></text:p>
      <text:p text:style-name="P7">ExpRel::= ExpAd OpRel ExpAd </text:p>
      <text:p text:style-name="P1">ExpRel::= ExpAd</text:p>
      <text:p text:style-name="P2"><text:tab/><text:span text:style-name="T9">{</text:span><text:span text:style-name="Citation"><text:span text:style-name="T9">ExpAd.cod</text:span></text:span><text:span text:style-name="Citation"><text:span text:style-name="T10">h</text:span></text:span><text:span text:style-name="Citation"><text:span text:style-name="T9"> = ExpRel.cod</text:span></text:span><text:span text:style-name="Citation"><text:span text:style-name="T10">h</text:span></text:span></text:p>
      <text:p text:style-name="P2"><text:span text:style-name="T9"><text:tab/>ExpRel.cod = ExpAd.cod}</text:span></text:p>
      <text:p text:style-name="P1">ExpAd ::= ExpAd OpAd ExpMul</text:p>
      <text:p text:style-name="P2"><text:tab/><text:span text:style-name="T9">{</text:span><text:span text:style-name="Citation"><text:span text:style-name="T9">ExpAd</text:span></text:span><text:span text:style-name="Citation"><text:span text:style-name="T10">0</text:span></text:span><text:span text:style-name="Citation"><text:span text:style-name="T9">.cod = genOpAd(ExpMul.cod, OpAd.op)</text:span></text:span></text:p>
      <text:p text:style-name="P2"><text:span text:style-name="T9"><text:tab/>ExpAd</text:span><text:span text:style-name="T10">1</text:span><text:span text:style-name="T9">.cod</text:span><text:span text:style-name="T10">h</text:span><text:span text:style-name="T9"> = ExpAd</text:span><text:span text:style-name="T10">0</text:span><text:span text:style-name="T9">.cod</text:span><text:span text:style-name="T10">h</text:span></text:p>
      <text:p text:style-name="P2"><text:span text:style-name="T9"><text:tab/>ExpMul.cod</text:span><text:span text:style-name="T10">h</text:span><text:span text:style-name="T9"> = ExpAd</text:span><text:span text:style-name="T10">1</text:span><text:span text:style-name="T9">.cod}</text:span></text:p>
      <text:p text:style-name="P1">ExpAd ::= ExpMul</text:p>
      <text:p text:style-name="P2"><text:tab/><text:span text:style-name="T9">{</text:span><text:span text:style-name="Citation"><text:span text:style-name="T9">ExpMul.cod</text:span></text:span><text:span text:style-name="Citation"><text:span text:style-name="T10">h</text:span></text:span><text:span text:style-name="Citation"><text:span text:style-name="T9"> = ExpAd.cod</text:span></text:span><text:span text:style-name="Citation"><text:span text:style-name="T10">h</text:span></text:span></text:p>
      <text:p text:style-name="P2"><text:span text:style-name="T9"><text:tab/>ExpAd.cod = ExpMul.cod}</text:span></text:p>
      <text:p text:style-name="P1">ExpMul ::= ExpMul OpMul Fact</text:p>
      <text:p text:style-name="P2"><text:tab/><text:span text:style-name="T9">{</text:span><text:span text:style-name="Citation"><text:span text:style-name="T9">ExpMul</text:span></text:span><text:span text:style-name="Citation"><text:span text:style-name="T10">0</text:span></text:span><text:span text:style-name="Citation"><text:span text:style-name="T9">.cod = genOpMul(Fact.cod, OpMul.op)</text:span></text:span></text:p>
      <text:p text:style-name="P2"><text:span text:style-name="T9"><text:tab/>ExpMul</text:span><text:span text:style-name="T10">1</text:span><text:span text:style-name="T9">.cod</text:span><text:span text:style-name="T10">h</text:span><text:span text:style-name="T9"> = ExpMul</text:span><text:span text:style-name="T10">0</text:span><text:span text:style-name="T9">.cod</text:span><text:span text:style-name="T10">h</text:span></text:p>
      <text:p text:style-name="P2"><text:span text:style-name="T9"><text:tab/>Fact.cod</text:span><text:span text:style-name="T10">h</text:span><text:span text:style-name="T9"> = ExpMul</text:span><text:span text:style-name="T10">1</text:span><text:span text:style-name="T9">.cod}</text:span></text:p>
      <text:p text:style-name="P1">ExpMul ::= Fact</text:p>
      <text:p text:style-name="P2"><text:tab/><text:span text:style-name="T9">{</text:span><text:span text:style-name="Citation"><text:span text:style-name="T9">Fact.cod</text:span></text:span><text:span text:style-name="Citation"><text:span text:style-name="T10">h</text:span></text:span><text:span text:style-name="Citation"><text:span text:style-name="T9"> = ExpMul.cod</text:span></text:span><text:span text:style-name="Citation"><text:span text:style-name="T10">h</text:span></text:span></text:p>
      <text:p text:style-name="P2"><text:span text:style-name="T9"><text:tab/>ExpMul.cod = Fact.cod}</text:span></text:p>
      <text:p text:style-name="P1">Fact ::= entero </text:p>
      <text:p text:style-name="P8"><text:span text:style-name="T8"><text:tab/></text:span><text:span text:style-name="T3">{Fact.cod = genIns (Fact.cod</text:span><text:span text:style-name="T4">h</text:span><text:span text:style-name="T3">, apila (entero.lex))}</text:span></text:p>
      <text:p text:style-name="P1">Fact ::= iden </text:p>
      <text:p text:style-name="P2"><text:span text:style-name="Citation"><text:span text:style-name="T8"><text:tab/></text:span></text:span><text:span text:style-name="Citation"><text:span text:style-name="Citation"><text:span text:style-name="T3">{Fact.cod = genIns (Fact.cod</text:span></text:span></text:span><text:span text:style-name="Citation"><text:span text:style-name="Citation"><text:span text:style-name="T4">h</text:span></text:span></text:span><text:span text:style-name="Citation"><text:span text:style-name="Citation"><text:span text:style-name="T3">, apila-dir (dirID (Fact.ts</text:span></text:span></text:span><text:span text:style-name="Citation"><text:span text:style-name="Citation"><text:span text:style-name="T4">h</text:span></text:span></text:span><text:span text:style-name="Citation"><text:span text:style-name="Citation"><text:span text:style-name="T3">, iden.lex)))}</text:span></text:span></text:span><text:line-break/><text:span text:style-name="T12">Fact ::= ( ExpOr ) </text:span></text:p>
      <text:p text:style-name="P2"><text:span text:style-name="T9"><text:tab/>{</text:span><text:span text:style-name="Citation"><text:span text:style-name="T9">ExpOr.cod</text:span></text:span><text:span text:style-name="Citation"><text:span text:style-name="T10">h</text:span></text:span><text:span text:style-name="Citation"><text:span text:style-name="T9"> = ExpFact.cod</text:span></text:span><text:span text:style-name="Citation"><text:span text:style-name="T10">h</text:span></text:span></text:p>
      <text:p text:style-name="P1"><text:span text:style-name="T9"><text:tab/>ExpFact.cod = ExpOr.cod}</text:span></text:p>
      <text:p text:style-name="P1">Fact ::= OpUnario Fact </text:p>
      <text:p text:style-name="P9"><text:span text:style-name="T3"><text:tab/>{Fact</text:span><text:span text:style-name="T4">1</text:span><text:span text:style-name="T3">.cod</text:span><text:span text:style-name="T4">h</text:span><text:span text:style-name="T3"> = Fact</text:span><text:span text:style-name="T4">0</text:span><text:span text:style-name="T3">.cod</text:span></text:p>
      <text:p text:style-name="P9"><text:span text:style-name="T3"><text:tab/>Fact</text:span><text:span text:style-name="T4">0</text:span><text:span text:style-name="T3">.cod = genIns(Fact</text:span><text:span text:style-name="T4">1</text:span><text:span text:style-name="T3">.cod, OpUnario.op)}</text:span></text:p>
      <text:p text:style-name="P1">Fact ::= true </text:p>
      <text:p text:style-name="P8"><text:span text:style-name="T8"><text:tab/></text:span><text:span text:style-name="T3">{Fact.cod = genIns (Fact.cod</text:span><text:span text:style-name="T4">h</text:span><text:span text:style-name="T3">, apila (1))}</text:span></text:p>
      <text:p text:style-name="P1">Fact ::= false</text:p>
      <text:p text:style-name="P9"><text:span text:style-name="T8"><text:tab/></text:span><text:span text:style-name="T3">{Fact.cod = genIns (Fact.cod</text:span><text:span text:style-name="T4">h</text:span><text:span text:style-name="T3">, apila (0))}</text:span></text:p>
      <text:p text:style-name="P1">OpUnario ::= + </text:p>
      <text:p text:style-name="P10"><text:tab/>{OpUnario.op = +}</text:p>
      <text:p text:style-name="P1">OpUnario ::= - </text:p>
      <text:p text:style-name="P10"><text:tab/>{OpUnario.op = -}</text:p>
      <text:p text:style-name="P1">OpUnario ::= ! </text:p>
      <text:p text:style-name="P10"><text:tab/>{OpUnario.op = !}</text:p>
      <text:p text:style-name="P1">OpAd ::= + <text:s/></text:p>
      <text:p text:style-name="P10"><text:tab/>{OpAd.op = +}</text:p>
      <text:p text:style-name="P1">OpAd ::= <text:s/>- </text:p>
      <text:p text:style-name="P10"><text:tab/>{OpAd.op = -}</text:p>
      <text:p text:style-name="P1">OpMul ::= * <text:s/></text:p>
      <text:p text:style-name="P10"><text:tab/>{OpMul.op = *}</text:p>
      <text:p text:style-name="P1">OpMul ::= <text:s/>/ <text:s/></text:p>
      <text:p text:style-name="P10"><text:tab/>{OpMul.op = /}</text:p>
      <text:p text:style-name="P1">OpMul ::= %</text:p>
      <text:p text:style-name="P10"><text:tab/>{OpMul.op = %}</text:p>
      <text:p text:style-name="P11">OpRel ::= &lt; </text:p>
      <text:p text:style-name="P12"><text:tab/>{OpRel.op = &lt;}</text:p>
      <text:p text:style-name="P11">OpRel ::= &gt; </text:p>
      <text:p text:style-name="P12"><text:tab/>{OpRel.op = &gt;}</text:p>
      <text:p text:style-name="P11">OpRel ::= &lt;= </text:p>
      <text:p text:style-name="P12"><text:tab/>{OpRel.op = &lt;=}</text:p>
      <text:p text:style-name="P11">OpRel ::= &gt;= </text:p>
      <text:p text:style-name="P12"><text:tab/>{OpRel.op = &gt;=}</text:p>
      <text:p text:style-name="P11">OpRel ::= == </text:p>
      <text:p text:style-name="P12"><text:tab/>{OpRel.op = ==}</text:p>
      <text:p text:style-name="P11">OpRel ::= !=</text:p>
      <text:p text:style-name="P12"><text:tab/>{OpRel.op = !=}</text:p>
      <text:p text:style-name="P13">OpOr ::= ||</text:p>
      <text:p text:style-name="P14"><text:tab/>{OpOr.op = ||}</text:p>
      <text:p text:style-name="P15">OpAnd ::= &amp;&amp;</text:p>
      <text:p text:style-name="P16"><text:tab/>{OpAnd.op = &amp;&amp;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itation" style:family="text">
      <style:text-properties fo:font-style="italic" style:font-style-asian="italic" style:font-style-complex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11-11T15:38:58</meta:creation-date>
    <dc:date>2006-11-11T17:27:06</dc:date>
    <dc:language>es-ES</dc:language>
    <meta:editing-cycles>9</meta:editing-cycles>
    <meta:editing-duration>PT1H48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07" meta:word-count="254" meta:character-count="2308"/>
  </office:meta>
</office:document-meta>
</file>